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 style:font-pitch="variable"/>
    <style:font-face style:name="Courier-Bold" svg:font-family="Courier-Bold" style:font-family-generic="roman" style:font-pitch="variable"/>
    <style:font-face style:name="Liberation Serif" svg:font-family="'Liberation Serif'" style:font-family-generic="roman" style:font-pitch="variable"/>
    <style:font-face style:name="SegoeUI" svg:font-family="SegoeUI" style:font-family-generic="roman" style:font-pitch="variable"/>
    <style:font-face style:name="SegoeUI,Italic" svg:font-family="'SegoeUI,Italic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9970" officeooo:paragraph-rsid="00019970"/>
    </style:style>
    <style:style style:name="P2" style:family="paragraph" style:parent-style-name="Standard">
      <style:text-properties officeooo:paragraph-rsid="00019970"/>
    </style:style>
    <style:style style:name="P3" style:family="paragraph" style:parent-style-name="Standard">
      <style:text-properties officeooo:rsid="00030989" officeooo:paragraph-rsid="00030989"/>
    </style:style>
    <style:style style:name="P4" style:family="paragraph" style:parent-style-name="Standard">
      <style:text-properties officeooo:paragraph-rsid="00030989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</style:style>
    <style:style style:name="P6" style:family="paragraph" style:parent-style-name="Standard">
      <style:paragraph-properties fo:break-before="page"/>
    </style:style>
    <style:style style:name="T1" style:family="text">
      <style:text-properties style:font-name="SegoeUI"/>
    </style:style>
    <style:style style:name="T2" style:family="text">
      <style:text-properties fo:color="#000000" style:font-name="SegoeUI" fo:font-size="11pt" fo:font-style="normal" fo:font-weight="normal" style:font-size-asian="11pt" style:font-style-asian="normal" style:font-weight-asian="normal"/>
    </style:style>
    <style:style style:name="T3" style:family="text">
      <style:text-properties fo:color="#000000" style:font-name="Courier" fo:font-size="10pt" fo:font-style="normal" fo:font-weight="normal" style:font-size-asian="10pt" style:font-style-asian="normal" style:font-weight-asian="normal"/>
    </style:style>
    <style:style style:name="T4" style:family="text">
      <style:text-properties fo:color="#000000" style:font-name="SegoeUI,Italic" fo:font-size="11pt" fo:font-style="italic" fo:font-weight="normal" style:font-size-asian="11pt" style:font-style-asian="italic" style:font-weight-asian="normal"/>
    </style:style>
    <style:style style:name="T5" style:family="text">
      <style:text-properties fo:color="#000080" style:font-name="Courier-Bold" fo:font-size="10pt" fo:font-style="normal" fo:font-weight="bold" style:font-size-asian="10pt" style:font-style-asian="normal" style:font-weight-asian="bold"/>
    </style:style>
    <style:style style:name="T6" style:family="text">
      <style:text-properties fo:color="#000080" style:font-name="Courier-Bold" fo:font-size="10pt" fo:font-style="normal" fo:font-weight="bold" officeooo:rsid="00019970" style:font-size-asian="10pt" style:font-style-asian="normal" style:font-weight-asian="bold"/>
    </style:style>
    <style:style style:name="T7" style:family="text">
      <style:text-properties fo:color="#000080" style:font-name="Courier-Bold" fo:font-size="10pt" fo:font-style="normal" fo:font-weight="bold" officeooo:rsid="00030989" style:font-size-asian="10pt" style:font-style-asian="normal" style:font-weight-asian="bold"/>
    </style:style>
    <style:style style:name="T8" style:family="text">
      <style:text-properties fo:color="#000080" style:font-name="Courier-Bold" fo:font-size="10pt" fo:font-style="normal" fo:font-weight="bold" officeooo:rsid="00034556" style:font-size-asian="10pt" style:font-style-asian="normal" style:font-weight-asian="bold"/>
    </style:style>
    <style:style style:name="T9" style:family="text">
      <style:text-properties fo:color="#000080" style:font-name="SegoeUI" fo:font-size="10pt" fo:font-style="normal" fo:font-weight="bold" style:font-size-asian="10pt" style:font-style-asian="normal" style:font-weight-asian="bold"/>
    </style:style>
    <style:style style:name="T10" style:family="text">
      <style:text-properties fo:color="#0000ff" style:font-name="Courier-Bold" fo:font-size="10pt" fo:font-style="normal" fo:font-weight="bold" style:font-size-asian="10pt" style:font-style-asian="normal" style:font-weight-asian="bold"/>
    </style:style>
    <style:style style:name="T11" style:family="text">
      <style:text-properties fo:color="#808080" style:font-name="Courier" fo:font-size="10pt" fo:font-style="normal" fo:font-weight="normal" style:font-size-asian="10pt" style:font-style-asian="normal" style:font-weight-asian="normal"/>
    </style:style>
    <style:style style:name="T12" style:family="text">
      <style:text-properties fo:color="#ff8000" style:font-name="Courier" fo:font-size="10pt" fo:font-style="normal" fo:font-weight="normal" style:font-size-asian="10pt" style:font-style-asian="normal" style:font-weight-asian="normal"/>
    </style:style>
    <style:style style:name="T13" style:family="text">
      <style:text-properties fo:color="#0070c0" style:font-name="SegoeUI,Italic" fo:font-size="10pt" fo:font-style="italic" fo:font-weight="normal" style:font-size-asian="10pt" style:font-style-asian="italic" style:font-weight-asian="normal"/>
    </style:style>
    <style:style style:name="T14" style:family="text">
      <style:text-properties fo:color="#8000ff" style:font-name="Courier" fo:font-size="10pt" fo:font-style="normal" fo:font-weight="normal" style:font-size-asian="10pt" style:font-style-asian="normal" style:font-weight-asian="normal"/>
    </style:style>
    <style:style style:name="T15" style:family="text">
      <style:text-properties fo:color="#00b050" style:font-name="Courier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<text:s text:c="2"/></text:span><text:span text:style-name="T2">Examina la clase </text:span><text:span text:style-name="T4">Bicho </text:span><text:span text:style-name="T2">y su clase hija </text:span><text:span text:style-name="T4">BichoDormilon:</text:span></text:p>
      <text:p text:style-name="P2"><text:span text:style-name="T4"/></text:p>
      <text:p text:style-name="Standard"><text:span text:style-name="T14">class </text:span><text:span text:style-name="T3">Bicho </text:span><text:span text:style-name="T5">{</text:span></text:p>
      <text:p text:style-name="Standard"><text:span text:style-name="T14"><text:tab/>public int </text:span><text:span text:style-name="T3">hambre</text:span><text:span text:style-name="T5">;</text:span></text:p>
      <text:p text:style-name="Standard"><text:span text:style-name="T14"><text:tab/>private int </text:span><text:span text:style-name="T3">peso</text:span><text:span text:style-name="T5">;</text:span></text:p>
      <text:p text:style-name="Standard"><text:span text:style-name="T3"><text:tab/>Bicho </text:span><text:span text:style-name="T5">() { </text:span><text:span text:style-name="T3">hambre </text:span><text:span text:style-name="T5">=</text:span><text:span text:style-name="T12">50</text:span><text:span text:style-name="T5">; </text:span><text:span text:style-name="T3">peso</text:span><text:span text:style-name="T5">=</text:span><text:span text:style-name="T12">50</text:span><text:span text:style-name="T5">; }</text:span></text:p>
      <text:p text:style-name="Standard"><text:span text:style-name="T3"><text:tab/>Bicho </text:span><text:span text:style-name="T5">(</text:span><text:span text:style-name="T14">int </text:span><text:span text:style-name="T3">h</text:span><text:span text:style-name="T5">, </text:span><text:span text:style-name="T14">int </text:span><text:span text:style-name="T3">p</text:span><text:span text:style-name="T5">) { </text:span><text:span text:style-name="T3">hambre </text:span><text:span text:style-name="T5">=</text:span><text:span text:style-name="T3">h</text:span><text:span text:style-name="T5">; </text:span><text:span text:style-name="T3">peso</text:span><text:span text:style-name="T5">=</text:span><text:span text:style-name="T3">p</text:span><text:span text:style-name="T5">;}</text:span></text:p>
      <text:p text:style-name="Standard"><text:span text:style-name="T14"><text:tab/>public void </text:span><text:span text:style-name="T3">come </text:span><text:span text:style-name="T5">() { </text:span><text:span text:style-name="T3">hambre </text:span><text:span text:style-name="T5">-=</text:span><text:span text:style-name="T12">5</text:span><text:span text:style-name="T5">; </text:span><text:span text:style-name="T3">peso</text:span><text:span text:style-name="T5">++; }</text:span></text:p>
      <text:p text:style-name="Standard"><text:span text:style-name="T5">}</text:span></text:p>
      <text:p text:style-name="Standard"><text:span text:style-name="T5"/></text:p>
      <text:p text:style-name="Standard"><text:span text:style-name="T14">class </text:span><text:span text:style-name="T3">BichoDormilon </text:span><text:span text:style-name="T10">extends </text:span><text:span text:style-name="T3">Bicho </text:span><text:span text:style-name="T5">{</text:span></text:p>
      <text:p text:style-name="Standard"><text:span text:style-name="T14"><text:tab/>public int </text:span><text:span text:style-name="T3">sueño</text:span><text:span text:style-name="T5">;</text:span></text:p>
      <text:p text:style-name="Standard"><text:span text:style-name="T3"><text:tab/>BichoDormilon </text:span><text:span text:style-name="T5">() { </text:span><text:span text:style-name="T3">sueño </text:span><text:span text:style-name="T5">= </text:span><text:span text:style-name="T3">hambre </text:span><text:span text:style-name="T5">* </text:span><text:span text:style-name="T12">2</text:span><text:span text:style-name="T5">; }</text:span></text:p>
      <text:p text:style-name="Standard"><text:span text:style-name="T3"><text:tab/>BichoDormilon </text:span><text:span text:style-name="T5">(</text:span><text:span text:style-name="T14">int </text:span><text:span text:style-name="T3">i</text:span><text:span text:style-name="T5">) { </text:span><text:span text:style-name="T10">super</text:span><text:span text:style-name="T5">(</text:span><text:span text:style-name="T3">i</text:span><text:span text:style-name="T5">,</text:span><text:span text:style-name="T12">0</text:span><text:span text:style-name="T5">); </text:span><text:span text:style-name="T3">sueño </text:span><text:span text:style-name="T5">= </text:span><text:span text:style-name="T3">i</text:span><text:span text:style-name="T5">+</text:span><text:span text:style-name="T12">20</text:span><text:span text:style-name="T5">; }</text:span></text:p>
      <text:p text:style-name="Standard"><text:span text:style-name="T5"/></text:p>
      <text:p text:style-name="Standard"><text:span text:style-name="T15"><text:tab/>@Override</text:span></text:p>
      <text:p text:style-name="Standard"><text:span text:style-name="T15"/></text:p>
      <text:p text:style-name="Standard"><text:span text:style-name="T14"><text:tab/>public void </text:span><text:span text:style-name="T3">come </text:span><text:span text:style-name="T5">() {</text:span><text:span text:style-name="T3">hambre </text:span><text:span text:style-name="T5">-=</text:span><text:span text:style-name="T12">10</text:span><text:span text:style-name="T5">; </text:span><text:span text:style-name="T3">sueño </text:span><text:span text:style-name="T5">+=</text:span><text:span text:style-name="T12">5</text:span><text:span text:style-name="T5">; }</text:span></text:p>
      <text:p text:style-name="Standard"><text:span text:style-name="T14"><text:tab/>public void </text:span><text:span text:style-name="T3">aDormir </text:span><text:span text:style-name="T5">() {</text:span><text:span text:style-name="T10">super</text:span><text:span text:style-name="T5">.</text:span><text:span text:style-name="T3">come</text:span><text:span text:style-name="T5">(); </text:span><text:span text:style-name="T3">sueño </text:span><text:span text:style-name="T5">=</text:span><text:span text:style-name="T12">0</text:span><text:span text:style-name="T5">; }</text:span></text:p>
      <text:p text:style-name="P2"><text:span text:style-name="T5">}</text:span></text:p>
      <text:p text:style-name="P2"><text:span text:style-name="T9"/></text:p>
      <text:p text:style-name="P2"><text:span text:style-name="T9"/></text:p>
      <text:p text:style-name="P2"><text:span text:style-name="T2">a) ¿Qué mostraría el siguiente código?</text:span></text:p>
      <text:p text:style-name="Standard"><text:span text:style-name="T2"/></text:p>
      <text:p text:style-name="Standard"><text:span text:style-name="T3">Bicho bi </text:span><text:span text:style-name="T5">= </text:span><text:span text:style-name="T10">new </text:span><text:span text:style-name="T3">Bicho</text:span><text:span text:style-name="T5">(); </text:span></text:p>
      <text:p text:style-name="Standard"><text:span text:style-name="T3">BichoDormilon bd </text:span><text:span text:style-name="T5">= </text:span><text:span text:style-name="T10">new </text:span><text:span text:style-name="T3">BichoDormilon</text:span><text:span text:style-name="T5">(); </text:span></text:p>
      <text:p text:style-name="Standard"><text:span text:style-name="T5"/></text:p>
      <text:p text:style-name="P2"><text:span text:style-name="T3">System</text:span><text:span text:style-name="T5">.</text:span><text:span text:style-name="T3">out</text:span><text:span text:style-name="T5">.</text:span><text:span text:style-name="T3">println</text:span><text:span text:style-name="T5">(</text:span><text:span text:style-name="T11">"bi -&gt; hambre: " </text:span><text:span text:style-name="T5">+ </text:span><text:span text:style-name="T3">bi</text:span><text:span text:style-name="T5">.</text:span><text:span text:style-name="T3">hambre</text:span><text:span text:style-name="T5">); </text:span></text:p>
      <text:p text:style-name="P2"><text:span text:style-name="T5"/></text:p>
      <text:p text:style-name="P2"><text:span text:style-name="T6">bi → hambre: 50 </text:span></text:p>
      <text:p text:style-name="P2"><text:span text:style-name="T6">coje el </text:span><text:span text:style-name="T7">dato del hambre directamente sin problemas</text:span></text:p>
      <text:p text:style-name="P2"><text:span text:style-name="T7"/></text:p>
      <text:p text:style-name="P2"><text:span text:style-name="T3">System</text:span><text:span text:style-name="T5">.</text:span><text:span text:style-name="T3">out</text:span><text:span text:style-name="T5">.</text:span><text:span text:style-name="T3">println</text:span><text:span text:style-name="T5">(</text:span><text:span text:style-name="T11">"bd -&gt; hambre: " </text:span><text:span text:style-name="T5">+ </text:span><text:span text:style-name="T3">bd</text:span><text:span text:style-name="T5">.</text:span><text:span text:style-name="T3">hambre</text:span><text:span text:style-name="T5">); </text:span></text:p>
      <text:p text:style-name="P2"><text:span text:style-name="T5"/></text:p>
      <text:p text:style-name="P2"><text:span text:style-name="T6">bd → hambre: 50</text:span></text:p>
      <text:p text:style-name="P3"><text:span text:style-name="T6">c</text:span><text:span text:style-name="T5">oje el dato heredado del padre sin problemas </text:span></text:p>
      <text:p text:style-name="P3"><text:span text:style-name="T5"/></text:p>
      <text:p text:style-name="P4"><text:span text:style-name="T3">System</text:span><text:span text:style-name="T5">.</text:span><text:span text:style-name="T3">out</text:span><text:span text:style-name="T5">.</text:span><text:span text:style-name="T3">println</text:span><text:span text:style-name="T5">(</text:span><text:span text:style-name="T11">"bd -&gt; sueño: " </text:span><text:span text:style-name="T5">+ </text:span><text:span text:style-name="T3">bd</text:span><text:span text:style-name="T5">.</text:span><text:span text:style-name="T3">sueño</text:span><text:span text:style-name="T5">); <text:s/></text:span></text:p>
      <text:p text:style-name="P4"><text:span text:style-name="T5"><text:s/></text:span></text:p>
      <text:p text:style-name="P2"><text:span text:style-name="T6">bd → sueño: <text:s/>100</text:span></text:p>
      <text:p text:style-name="P3"><text:span text:style-name="T6">c</text:span><text:span text:style-name="T5">oje el dato de la clase hijo sin problemas</text:span></text:p>
      <text:p text:style-name="P3"><text:span text:style-name="T5"/></text:p>
      <text:p text:style-name="P2"><text:span text:style-name="T3">System</text:span><text:span text:style-name="T5">.</text:span><text:span text:style-name="T3">out</text:span><text:span text:style-name="T5">.</text:span><text:span text:style-name="T3">println</text:span><text:span text:style-name="T5">(</text:span><text:span text:style-name="T11">"bd -&gt; peso: " </text:span><text:span text:style-name="T5">+ </text:span><text:span text:style-name="T3">bd</text:span><text:span text:style-name="T5">.</text:span><text:span text:style-name="T3">peso</text:span><text:span text:style-name="T5">); <text:s text:c="4"/></text:span></text:p>
      <text:p text:style-name="P2"><text:span text:style-name="T5"/></text:p>
      <text:p text:style-name="P2"><text:span text:style-name="T7">Error de compilación por que el atributo peso de la clase padre está privado.</text:span><text:span text:style-name="T6"> <text:s text:c="2"/></text:span></text:p>
      <text:p text:style-name="Standard"><text:span text:style-name="T5"/></text:p>
      <text:p text:style-name="Standard"><text:span text:style-name="T5"/></text:p>
      <text:p text:style-name="Standard"><text:span text:style-name="T2"/></text:p>
      <text:p text:style-name="P6"><text:span text:style-name="T2">b) Si a continuación se ejecutan estas instrucciones ¿qué mostraría?</text:span></text:p>
      <text:p text:style-name="Standard"><text:span text:style-name="T2"/></text:p>
      <text:p text:style-name="Standard"><text:span text:style-name="T3">bi</text:span><text:span text:style-name="T5">.</text:span><text:span text:style-name="T3">come</text:span><text:span text:style-name="T5">();</text:span></text:p>
      <text:p text:style-name="Standard"><text:span text:style-name="T3">bd</text:span><text:span text:style-name="T5">.</text:span><text:span text:style-name="T3">come</text:span><text:span text:style-name="T5">();</text:span></text:p>
      <text:p text:style-name="P3"><text:span text:style-name="T5">como cada metodo come esta sobrescrito cada objeto esta ejecutando el suyo </text:span></text:p>
      <text:p text:style-name="P3"><text:span text:style-name="T5"/></text:p>
      <text:p text:style-name="Standard"><text:span text:style-name="T3">System</text:span><text:span text:style-name="T5">.</text:span><text:span text:style-name="T3">out</text:span><text:span text:style-name="T5">.</text:span><text:span text:style-name="T3">println</text:span><text:span text:style-name="T5">(</text:span><text:span text:style-name="T11">"bi -&gt; hambre: " </text:span><text:span text:style-name="T5">+ </text:span><text:span text:style-name="T3">bi</text:span><text:span text:style-name="T5">.</text:span><text:span text:style-name="T3">hambre</text:span><text:span text:style-name="T5">); </text:span><text:span text:style-name="T7">hambre 45</text:span></text:p>
      <text:p text:style-name="Standard"><text:span text:style-name="T5"/></text:p>
      <text:p text:style-name="Standard"><text:span text:style-name="T3">System</text:span><text:span text:style-name="T5">.</text:span><text:span text:style-name="T3">out</text:span><text:span text:style-name="T5">.</text:span><text:span text:style-name="T3">println</text:span><text:span text:style-name="T5">(</text:span><text:span text:style-name="T11">"bd -&gt; hambre: " </text:span><text:span text:style-name="T5">+ </text:span><text:span text:style-name="T3">bd</text:span><text:span text:style-name="T5">.</text:span><text:span text:style-name="T3">hambre</text:span><text:span text:style-name="T5">); </text:span><text:span text:style-name="T7">hambre 40</text:span></text:p>
      <text:p text:style-name="Standard"><text:span text:style-name="T7"/></text:p>
      <text:p text:style-name="Standard"><text:span text:style-name="T3">bd</text:span><text:span text:style-name="T5">.</text:span><text:span text:style-name="T3">aDormir</text:span><text:span text:style-name="T5">(); </text:span></text:p>
      <text:p text:style-name="Standard"><text:span text:style-name="T5"/></text:p>
      <text:p text:style-name="Standard"><text:span text:style-name="T3">System</text:span><text:span text:style-name="T5">.</text:span><text:span text:style-name="T3">out</text:span><text:span text:style-name="T5">.</text:span><text:span text:style-name="T3">println</text:span><text:span text:style-name="T5">(</text:span><text:span text:style-name="T11">"bd -&gt; hambre: " </text:span><text:span text:style-name="T5">+ </text:span><text:span text:style-name="T3">bd</text:span><text:span text:style-name="T5">.</text:span><text:span text:style-name="T3">hambre</text:span><text:span text:style-name="T5">); </text:span><text:span text:style-name="T7">hambre 35 ( con el dato del hijo , internetmente , bd.aDormir llama al metodo del padre con lo cual se resta 5)</text:span></text:p>
      <text:p text:style-name="Standard"><text:span text:style-name="T7"/></text:p>
      <text:p text:style-name="Standard"><text:span text:style-name="T3">System</text:span><text:span text:style-name="T5">.</text:span><text:span text:style-name="T3">out</text:span><text:span text:style-name="T5">.</text:span><text:span text:style-name="T3">println</text:span><text:span text:style-name="T5">(</text:span><text:span text:style-name="T11">"bd -&gt; sueño: " </text:span><text:span text:style-name="T5">+ </text:span><text:span text:style-name="T3">bd</text:span><text:span text:style-name="T5">.</text:span><text:span text:style-name="T3">sueño</text:span><text:span text:style-name="T5">); </text:span><text:span text:style-name="T7">sueño 0</text:span></text:p>
      <text:p text:style-name="Standard"><text:span text:style-name="T5"/></text:p>
      <text:p text:style-name="Standard"><text:span text:style-name="T2">c) Sobre las mismas clases, vamos a crear un nuevo </text:span><text:span text:style-name="T4">BichoDormilon </text:span><text:span text:style-name="T2">¿qué mostrarían estas sentencias?</text:span></text:p>
      <text:p text:style-name="Standard"><text:span text:style-name="T2"/></text:p>
      <text:p text:style-name="Standard"><text:span text:style-name="T3">BichoDormilon bd2 </text:span><text:span text:style-name="T5">= </text:span><text:span text:style-name="T10">new </text:span><text:span text:style-name="T3">BichoDormilon </text:span><text:span text:style-name="T5">(</text:span><text:span text:style-name="T12">5</text:span><text:span text:style-name="T5">);</text:span></text:p>
      <text:p text:style-name="Standard"><text:span text:style-name="T3">bd2</text:span><text:span text:style-name="T5">.</text:span><text:span text:style-name="T3">come</text:span><text:span text:style-name="T5">(</text:span><text:span text:style-name="T12">10</text:span><text:span text:style-name="T5">); </text:span><text:span text:style-name="T7">Error a come no se le pasa nada </text:span></text:p>
      <text:p text:style-name="Standard"><text:span text:style-name="T3">System</text:span><text:span text:style-name="T5">.</text:span><text:span text:style-name="T3">out</text:span><text:span text:style-name="T5">.</text:span><text:span text:style-name="T3">println</text:span><text:span text:style-name="T5">(</text:span><text:span text:style-name="T11">"bd2 -&gt; hambre: " </text:span><text:span text:style-name="T5">+ </text:span><text:span text:style-name="T3">bd2</text:span><text:span text:style-name="T5">.</text:span><text:span text:style-name="T3">hambre</text:span><text:span text:style-name="T5">);</text:span></text:p>
      <text:p text:style-name="Standard"><text:span text:style-name="T13"/></text:p>
      <text:p text:style-name="Standard"><text:span text:style-name="T2">d) Vamos a hacer algo parecido otra vez, vamos a crear otro </text:span><text:span text:style-name="T4">BichoDormilon </text:span><text:span text:style-name="T2">¿qué mostrarían estas</text:span></text:p>
      <text:p text:style-name="Standard"><text:span text:style-name="T2">sentencias?</text:span></text:p>
      <text:p text:style-name="Standard"><text:span text:style-name="T2"/></text:p>
      <text:p text:style-name="Standard"><text:span text:style-name="T3">BichoDormilon bd2 </text:span><text:span text:style-name="T5">= </text:span><text:span text:style-name="T10">new </text:span><text:span text:style-name="T3">BichoDormilon </text:span><text:span text:style-name="T5">(</text:span><text:span text:style-name="T12">5</text:span><text:span text:style-name="T5">);</text:span></text:p>
      <text:p text:style-name="Standard"><text:span text:style-name="T3">bd2</text:span><text:span text:style-name="T5">.</text:span><text:span text:style-name="T3">come</text:span><text:span text:style-name="T5">();</text:span></text:p>
      <text:p text:style-name="Standard"><text:span text:style-name="T3">System</text:span><text:span text:style-name="T5">.</text:span><text:span text:style-name="T3">out</text:span><text:span text:style-name="T5">.</text:span><text:span text:style-name="T3">println</text:span><text:span text:style-name="T5">(</text:span><text:span text:style-name="T11">"bd2 -&gt; hambre: " </text:span><text:span text:style-name="T5">+ </text:span><text:span text:style-name="T3">bd2</text:span><text:span text:style-name="T5">.</text:span><text:span text:style-name="T3">hambre</text:span><text:span text:style-name="T5">); </text:span><text:span text:style-name="T8">hambre -5 </text:span></text:p>
      <text:p text:style-name="Standard"><text:span text:style-name="T3">System</text:span><text:span text:style-name="T5">.</text:span><text:span text:style-name="T3">out</text:span><text:span text:style-name="T5">.</text:span><text:span text:style-name="T3">println</text:span><text:span text:style-name="T5">(</text:span><text:span text:style-name="T11">"bd2 -&gt; sueño: " </text:span><text:span text:style-name="T5">+ </text:span><text:span text:style-name="T3">bd2</text:span><text:span text:style-name="T5">.</text:span><text:span text:style-name="T3">sueño</text:span><text:span text:style-name="T5">); </text:span><text:span text:style-name="T8">sueño 30</text:span></text:p>
      <text:p text:style-name="P5"><text:span text:style-name="T5"/></text:p>
      <text:p text:style-name="Standard"><text:span text:style-name="T5"/></text:p>
      <text:p text:style-name="Standard"><text:span text:style-name="T5"/></text:p>
      <text:p text:style-name="P1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roman" style:font-pitch="variable"/>
    <style:font-face style:name="Courier-Bold" svg:font-family="Courier-Bold" style:font-family-generic="roman" style:font-pitch="variable"/>
    <style:font-face style:name="Liberation Serif" svg:font-family="'Liberation Serif'" style:font-family-generic="roman" style:font-pitch="variable"/>
    <style:font-face style:name="SegoeUI" svg:font-family="SegoeUI" style:font-family-generic="roman" style:font-pitch="variable"/>
    <style:font-face style:name="SegoeUI,Italic" svg:font-family="'SegoeUI,Italic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1-08T10:33:10.070000000</dc:date>
    <meta:editing-duration>PT1M51S</meta:editing-duration>
    <meta:editing-cycles>1</meta:editing-cycles>
    <meta:document-statistic meta:table-count="0" meta:image-count="0" meta:object-count="0" meta:page-count="2" meta:paragraph-count="50" meta:word-count="334" meta:character-count="2076" meta:non-whitespace-character-count="1756"/>
  </office:meta>
</office:document-meta>
</file>